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fo:min-height="0.25cm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2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12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18pt"/>
    </style:style>
    <style:style style:name="P3" style:family="paragraph">
      <style:paragraph-properties fo:line-height="150%" fo:text-align="center"/>
    </style:style>
    <style:style style:name="T1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2.4cm" svg:height="8.9cm" svg:x="12.9cm" svg:y="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8cm" svg:height="3.1cm" svg:x="2.8cm" svg:y="10.9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cm" svg:y1="11.6cm" svg:x2="2.8cm" svg:y2="11.6cm">
          <text:p/>
        </draw:line>
        <draw:line draw:style-name="gr2" draw:text-style-name="P1" draw:layer="layout" svg:x1="1cm" svg:y1="13.7cm" svg:x2="2.9cm" svg:y2="13.7cm">
          <text:p/>
        </draw:line>
        <draw:frame draw:style-name="gr3" draw:text-style-name="P2" draw:layer="layout" svg:width="1.277cm" svg:height="0.962cm" svg:x="2.6cm" svg:y="11.1cm">
          <draw:text-box>
            <text:p><text:span text:style-name="T1">clk</text:span></text:p>
          </draw:text-box>
        </draw:frame>
        <draw:frame draw:style-name="gr3" draw:text-style-name="P2" draw:layer="layout" svg:width="1.455cm" svg:height="0.962cm" svg:x="2.8cm" svg:y="13.138cm">
          <draw:text-box>
            <text:p><text:span text:style-name="T1">Rst</text:span></text:p>
          </draw:text-box>
        </draw:frame>
        <draw:frame draw:style-name="gr3" draw:text-style-name="P2" draw:layer="layout" svg:width="1.95cm" svg:height="0.962cm" svg:x="3.65cm" svg:y="9.9cm">
          <draw:text-box>
            <text:p><text:span text:style-name="T1">FDIV</text:span></text:p>
          </draw:text-box>
        </draw:frame>
        <draw:line draw:style-name="gr2" draw:text-style-name="P1" draw:layer="layout" svg:x1="7.6cm" svg:y1="13.3cm" svg:x2="12.8cm" svg:y2="13.3cm">
          <text:p/>
        </draw:line>
        <draw:line draw:style-name="gr2" draw:text-style-name="P1" draw:layer="layout" svg:x1="10.2cm" svg:y1="11.6cm" svg:x2="12.9cm" svg:y2="11.6cm">
          <text:p/>
        </draw:line>
        <draw:line draw:style-name="gr2" draw:text-style-name="P1" draw:layer="layout" svg:x1="10cm" svg:y1="9.6cm" svg:x2="13cm" svg:y2="9.6cm">
          <text:p/>
        </draw:line>
        <draw:line draw:style-name="gr2" draw:text-style-name="P1" draw:layer="layout" svg:x1="9.8cm" svg:y1="7.7cm" svg:x2="13cm" svg:y2="7.7cm">
          <text:p/>
        </draw:line>
        <draw:line draw:style-name="gr2" draw:text-style-name="P1" draw:layer="layout" svg:x1="10cm" svg:y1="6cm" svg:x2="12.8cm" svg:y2="6cm">
          <text:p/>
        </draw:line>
        <draw:line draw:style-name="gr2" draw:text-style-name="P1" draw:layer="layout" svg:x1="25.2cm" svg:y1="9.6cm" svg:x2="28.7cm" svg:y2="9.6cm">
          <text:p/>
        </draw:line>
        <draw:frame draw:style-name="gr3" draw:layer="layout" svg:width="5.519cm" svg:height="0.962cm" svg:x="16.8cm" svg:y="3.9cm">
          <draw:text-box>
            <text:p>MAE <text:s text:c="2"/>EMISSION</text:p>
          </draw:text-box>
        </draw:frame>
        <draw:frame draw:style-name="gr3" draw:layer="layout" svg:width="1.734cm" svg:height="0.962cm" svg:x="12.6cm" svg:y="5.5cm">
          <draw:text-box>
            <text:p>CLK</text:p>
          </draw:text-box>
        </draw:frame>
        <draw:frame draw:style-name="gr3" draw:layer="layout" svg:width="1.209cm" svg:height="0.962cm" svg:x="12.891cm" svg:y="7.2cm">
          <draw:text-box>
            <text:p>rst</text:p>
          </draw:text-box>
        </draw:frame>
        <draw:frame draw:style-name="gr3" draw:layer="layout" svg:width="2.682cm" svg:height="0.962cm" svg:x="12.9cm" svg:y="9.1cm">
          <draw:text-box>
            <text:p>Data_in</text:p>
          </draw:text-box>
        </draw:frame>
        <draw:frame draw:style-name="gr3" draw:layer="layout" svg:width="1.349cm" svg:height="0.962cm" svg:x="12.851cm" svg:y="11.1cm">
          <draw:text-box>
            <text:p>Go</text:p>
          </draw:text-box>
        </draw:frame>
        <draw:frame draw:style-name="gr4" draw:layer="layout" svg:width="3.4cm" svg:height="0.962cm" svg:x="12.7cm" svg:y="12.738cm">
          <draw:text-box>
            <text:p>Tick_bit</text:p>
          </draw:text-box>
        </draw:frame>
        <draw:frame draw:style-name="gr3" draw:layer="layout" svg:width="1.209cm" svg:height="0.962cm" svg:x="24.291cm" svg:y="9cm">
          <draw:text-box>
            <text:p>Tx</text:p>
          </draw:text-box>
        </draw:frame>
        <draw:line draw:style-name="gr5" draw:text-style-name="P1" draw:layer="layout" svg:x1="10.8cm" svg:y1="9.9cm" svg:x2="11.5cm" svg:y2="9.1cm">
          <text:p/>
        </draw:line>
        <draw:frame draw:style-name="gr3" draw:layer="layout" svg:width="0.853cm" svg:height="0.962cm" svg:x="11.147cm" svg:y="8.338cm">
          <draw:text-box>
            <text:p>8</text:p>
          </draw:text-box>
        </draw:frame>
        <draw:line draw:style-name="gr5" draw:text-style-name="P1" draw:layer="layout" svg:x1="10.3cm" svg:y1="13.7cm" svg:x2="11.2cm" svg:y2="13cm">
          <text:p/>
        </draw:line>
        <draw:line draw:style-name="gr5" draw:text-style-name="P1" draw:layer="layout" svg:x1="11cm" svg:y1="11.8cm" svg:x2="11.5cm" svg:y2="11.3cm">
          <text:p/>
        </draw:line>
        <draw:line draw:style-name="gr5" draw:text-style-name="P1" draw:layer="layout" svg:x1="10.9cm" svg:y1="8cm" svg:x2="11.5cm" svg:y2="7.4cm">
          <text:p/>
        </draw:line>
        <draw:line draw:style-name="gr5" draw:text-style-name="P1" draw:layer="layout" svg:x1="11cm" svg:y1="6.3cm" svg:x2="11.6cm" svg:y2="5.7cm">
          <text:p/>
        </draw:line>
        <draw:frame draw:style-name="gr3" draw:layer="layout" svg:width="0.853cm" svg:height="0.962cm" svg:x="11.4cm" svg:y="5.4cm">
          <draw:text-box>
            <text:p>1</text:p>
          </draw:text-box>
        </draw:frame>
        <draw:frame draw:style-name="gr3" draw:layer="layout" svg:width="0.853cm" svg:height="0.962cm" svg:x="11.1cm" svg:y="6.638cm">
          <draw:text-box>
            <text:p>1</text:p>
          </draw:text-box>
        </draw:frame>
        <draw:frame draw:style-name="gr6" draw:layer="layout" svg:width="0.853cm" svg:height="0.962cm" svg:x="10.947cm" svg:y="10.538cm">
          <draw:text-box>
            <text:p>1</text:p>
          </draw:text-box>
        </draw:frame>
        <draw:frame draw:style-name="gr7" draw:layer="layout" svg:width="0.853cm" svg:height="0.962cm" svg:x="10.747cm" svg:y="12.4cm">
          <draw:text-box>
            <text:p>1</text:p>
          </draw:text-box>
        </draw:frame>
        <draw:line draw:style-name="gr5" draw:text-style-name="P1" draw:layer="layout" svg:x1="26.3cm" svg:y1="10.1cm" svg:x2="26.7cm" svg:y2="9cm">
          <text:p/>
        </draw:line>
        <draw:frame draw:style-name="gr8" draw:layer="layout" svg:width="0.853cm" svg:height="0.962cm" svg:x="26.2cm" svg:y="8.338cm">
          <draw:text-box>
            <text:p>1</text:p>
          </draw:text-box>
        </draw:frame>
      </draw:page>
      <draw:page draw:name="page2" draw:style-name="dp1" draw:master-page-name="Default">
        <draw:custom-shape draw:style-name="gr1" draw:text-style-name="P1" draw:layer="layout" svg:width="7.4cm" svg:height="6.4cm" svg:x="3.9cm" svg:y="5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7.9cm" svg:height="6.1cm" svg:x="18.3cm" svg:y="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layer="layout" svg:width="2.377cm" svg:height="0.962cm" svg:x="5.723cm" svg:y="12.4cm">
          <draw:text-box>
            <text:p>ETAT0</text:p>
          </draw:text-box>
        </draw:frame>
        <draw:frame draw:style-name="gr3" draw:layer="layout" svg:width="2.377cm" svg:height="0.962cm" svg:x="20.5cm" svg:y="12.538cm">
          <draw:text-box>
            <text:p>ETAT1</text:p>
          </draw:text-box>
        </draw:frame>
        <draw:line draw:style-name="gr2" draw:text-style-name="P1" draw:layer="layout" svg:x1="10.3cm" svg:y1="6.2cm" svg:x2="18.3cm" svg:y2="6.3cm">
          <text:p/>
        </draw:line>
        <draw:path draw:style-name="gr5" draw:text-style-name="P1" draw:layer="layout" svg:width="4.058cm" svg:height="2.753cm" draw:transform="skewX (0.508414411105948) rotate (1.108807673792) translate (8cm 4.63797829811537cm)" svg:viewBox="0 0 4059 2754" svg:d="M1272 2754c6943 1-1272-2754-1272-2754">
          <text:p/>
        </draw:path>
        <draw:line draw:style-name="gr2" draw:text-style-name="P1" draw:layer="layout" svg:x1="8cm" svg:y1="4.7cm" svg:x2="7.5cm" svg:y2="5.3cm">
          <text:p/>
        </draw:line>
        <draw:line draw:style-name="gr5" draw:text-style-name="P1" draw:layer="layout" svg:x1="8cm" svg:y1="4.6cm" svg:x2="7.9cm" svg:y2="4.9cm">
          <text:p/>
        </draw:line>
        <draw:path draw:style-name="gr5" draw:text-style-name="P1" draw:layer="layout" svg:width="3.354cm" svg:height="2.942cm" draw:transform="skewX (-0.105068820970059) rotate (1.72770142654919) translate (18.6804573804574cm 6.4cm)" svg:viewBox="0 0 3355 2943" svg:d="M0 0c6522 0 1526 2943 1526 2943">
          <text:p/>
        </draw:path>
        <draw:line draw:style-name="gr2" draw:text-style-name="P1" draw:layer="layout" svg:x1="21.3cm" svg:y1="4.1cm" svg:x2="21.8cm" svg:y2="5cm">
          <text:p/>
        </draw:line>
        <draw:line draw:style-name="gr2" draw:text-style-name="P1" draw:layer="layout" svg:x1="18.5cm" svg:y1="9.4cm" svg:x2="11.3cm" svg:y2="9.5cm">
          <text:p/>
        </draw:line>
        <draw:frame draw:style-name="gr3" draw:layer="layout" svg:width="2.25cm" svg:height="0.962cm" svg:x="8.4cm" svg:y="3cm">
          <draw:text-box>
            <text:p>Go =0</text:p>
          </draw:text-box>
        </draw:frame>
        <draw:frame draw:style-name="gr3" draw:layer="layout" svg:width="2.424cm" svg:height="0.962cm" svg:x="19.326cm" svg:y="2.053cm">
          <draw:text-box>
            <text:p>stop=0</text:p>
          </draw:text-box>
        </draw:frame>
        <draw:frame draw:style-name="gr9" draw:layer="layout" svg:width="2.424cm" svg:height="0.962cm" svg:x="14.5cm" svg:y="9.6cm">
          <draw:text-box>
            <text:p>stop=1</text:p>
          </draw:text-box>
        </draw:frame>
        <draw:frame draw:style-name="gr3" draw:layer="layout" svg:width="5.197cm" svg:height="0.962cm" svg:x="12.6cm" svg:y="5.5cm">
          <draw:text-box>
            <text:p>Go=1 &amp;&amp; stop=0</text:p>
          </draw:text-box>
        </draw:frame>
        <draw:frame draw:style-name="gr3" draw:layer="layout" svg:width="3.609cm" svg:height="0.962cm" svg:x="12.591cm" svg:y="1cm">
          <draw:text-box>
            <text:p text:style-name="P3">EMISSION</text:p>
          </draw:text-box>
        </draw:frame>
        <draw:line draw:style-name="gr2" draw:text-style-name="P1" draw:layer="layout" svg:x1="26.3cm" svg:y1="8cm" svg:x2="28.7cm" svg:y2="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31T14:37:23.430854379</meta:creation-date>
    <dc:date>2018-01-31T17:50:24.045268462</dc:date>
    <meta:editing-duration>PT6M24S</meta:editing-duration>
    <meta:editing-cycles>2</meta:editing-cycles>
    <meta:generator>LibreOffice/4.2.8.2$Linux_X86_64 LibreOffice_project/420m0$Build-2</meta:generator>
    <meta:document-statistic meta:object-count="49"/>
  </office:meta>
</office:document-meta>
</file>